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786cm" svg:x="1.2cm" svg:y="7.8cm" presentation:class="title" presentation:user-transformed="true">
          <draw:text-box>
            <text:p text:style-name="P1"><text:span text:style-name="T1">OS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EK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OSEK bedeutet ausgeschrieben:</text:p>
            <text:p>„<text:span text:style-name="T2">O</text:span>ffene <text:span text:style-name="T2">S</text:span>ysteme und deren Schnittstellen für die <text:span text:style-name="T2">E</text:span>lektronik im <text:span text:style-name="T2">K</text:span>raftfahrzeug“</text:p>
            <text:p>1993 aus Gremium von verschiedenen Firmen gegründet.</text:p>
            <text:p>Warenzeichen der Firma Siemens AG bis 2007, dann Continental AG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SEK-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st eine Spezifikation von Echtzeitbetriebssystemen für eingebettete Systeme, hauptsächlich in der Automobilelektronik</text:p>
              </text:list-item>
              <text:list-item>
                <text:p>Seit 1997 in der Serienfertigung verwendet</text:p>
              </text:list-item>
              <text:list-item>
                <text:p>Ist für Mikrocontroller die über keine Memory Protection verfügen entworfen</text:p>
              </text:list-item>
              <text:list-item>
                <text:p>Wird in üblich 16- 32 Bit Mikrocontrollern verwendet kann auch auf 8 Bit Mikrocontroller runter skaliert wer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SEK-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lle Betriebsmittel und Tasks müssen vor dem Compilieren definiert und konfiguriert werden</text:p>
              </text:list-item>
              <text:list-item>
                <text:p>Es ist <text:span text:style-name="T3">nicht</text:span><text:span text:style-name="T4"> möglich während der Laufzeit neue Tasks zu definieren</text:span></text:p>
              </text:list-item>
              <text:list-item>
                <text:p><text:span text:style-name="T4">Es gibt zwei Klassen von Tasks:</text:span></text:p>
                <text:list>
                  <text:list-item>
                    <text:p><text:span text:style-name="T4">Einfache Tasks</text:span></text:p>
                  </text:list-item>
                  <text:list-item>
                    <text:p><text:span text:style-name="T4">Komplexe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asks</text:p>
          </draw:text-box>
        </draw:frame>
        <draw:frame presentation:style-name="pr4" draw:layer="layout" svg:width="24.639cm" svg:height="13.486cm" svg:x="1.4cm" svg:y="4.914cm" presentation:class="outline" presentation:user-transformed="true">
          <draw:text-box>
            <text:list text:style-name="L2">
              <text:list-header>
                <text:p>Einfache Tasks</text:p>
              </text:list-header>
              <text:list-item>
                <text:p>Können nur durch einfache Tasks höherer Priorität unterbrochen werden</text:p>
              </text:list-item>
              <text:list-item>
                <text:p>Laufen bis sie vollständig abgearbeitet sind</text:p>
                <text:p/>
                <text:p>Komplexe Tasks</text:p>
              </text:list-item>
              <text:list-item>
                <text:p>Warten auf die Freigabe von Ressourcen</text:p>
              </text:list-item>
              <text:list-item>
                <text:p>Können so unterbroch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7T09:33:09.16</meta:creation-date>
    <dc:date>2012-11-27T11:22:21.85</dc:date>
    <meta:editing-duration>PT27M47S</meta:editing-duration>
    <meta:editing-cycles>1</meta:editing-cycles>
    <meta:document-statistic meta:object-count="40"/>
    <meta:generator>LibreOffice/3.6$Windows_x86 LibreOffice_project/58f22d5-270d05a-e2abed1-ea17a85-9b5702</meta:generator>
  </office:meta>
</office:document-meta>
</file>